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3.1764in"/>
    </style:style>
    <style:style style:name="co7" style:family="table-column">
      <style:table-column-properties fo:break-before="auto" style:column-width="3.362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4937in" fo:break-before="page" style:use-optimal-row-height="fals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ro7" style:family="table-row">
      <style:table-row-properties style:row-height="0.9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fo:wrap-option="wrap" style:vertical-align="top"/>
      <style:text-properties style:font-name="Arial" style:font-name-asian="Arial Unicode MS" style:font-name-complex="Arial Unicode MS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wrap-option="wrap" style:vertical-align="top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Application link</text:p>
          </table:table-cell>
          <table:table-cell table:style-name="Default"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4">
          <table:table-cell office:value-type="string">
            <text:p>TODOS-001</text:p>
          </table:table-cell>
          <table:table-cell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4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4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5">
          <table:table-cell office:value-type="string">
            <text:p>TODOS-002</text:p>
          </table:table-cell>
          <table:table-cell office:value-type="string">
            <text:p>Create</text:p>
          </table:table-cell>
          <table:table-cell table:style-name="ce2" office:value-type="string">
            <text:p>Negative</text:p>
          </table:table-cell>
          <table:table-cell table:style-name="ce5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4" office:value-type="string">
            <text:p>Spaces should be trimmed and “Watch Netflix” option name is displayed in the Todo list</text:p>
          </table:table-cell>
        </table:table-row>
        <table:table-row table:style-name="ro6">
          <table:table-cell office:value-type="string">
            <text:p>TODOS-003</text:p>
          </table:table-cell>
          <table:table-cell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8" office:value-type="string">
            <text:p>1. Item is crossed out</text:p>
            <text:p>2. Item counter is changed to “1 item left”</text:p>
          </table:table-cell>
        </table:table-row>
        <table:table-row table:style-name="ro6">
          <table:table-cell office:value-type="string">
            <text:p>TODOS-004</text:p>
          </table:table-cell>
          <table:table-cell office:value-type="string">
            <text:p>Edit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9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7">
          <table:table-cell office:value-type="string">
            <text:p>TODOS-005</text:p>
          </table:table-cell>
          <table:table-cell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7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” (delete existing string)</text:span></text:p>
            <text:p><text:span text:style-name="T1">6. Move focus from input field</text:span></text:p>
          </table:table-cell>
          <table:table-cell table:style-name="ce9" office:value-type="string">
            <text:p>Empty string is displayed in the list of items</text:p>
          </table:table-cell>
        </table:table-row>
        <table:table-row table:style-name="ro6">
          <table:table-cell office:value-type="string">
            <text:p>TODOS-006</text:p>
          </table:table-cell>
          <table:table-cell office:value-type="string">
            <text:p>Delete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Hasta la vista, baby” to input field</text:span></text:p>
            <text:p><text:span text:style-name="T1">3. Press “Enter” button</text:span></text:p>
            <text:p><text:span text:style-name="T1">4. Hover over the item, until red cross appears</text:span></text:p>
            <text:p><text:span text:style-name="T1">5. Click red cross</text:span></text:p>
          </table:table-cell>
          <table:table-cell table:style-name="ce8" office:value-type="string">
            <text:p>Item is deleted</text:p>
          </table:table-cell>
        </table:table-row>
        <table:table-row table:style-name="ro5">
          <table:table-cell office:value-type="string">
            <text:p>TODOS-007</text:p>
          </table:table-cell>
          <table:table-cell office:value-type="string">
            <text:p>Delete</text:p>
          </table:table-cell>
          <table:table-cell table:style-name="ce3" office:value-type="string">
            <text:p>Nega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I am invisible” to input field</text:span></text:p>
            <text:p><text:span text:style-name="T1">3. Press “Enter” button</text:span></text:p>
            <text:p><text:span text:style-name="T1">4. Double-click the item to enter the edit mode</text:span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4/05/2021</text:date>, <text:time>20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4-05T20:57:12</dc:date>
    <meta:editing-duration>P5DT9H38M13S</meta:editing-duration>
    <meta:editing-cycles>7</meta:editing-cycles>
    <meta:print-date>2021-03-29T10:53:13</meta:print-date>
    <meta:document-statistic meta:table-count="3" meta:cell-count="41" meta:object-count="0"/>
  </office:meta>
</office:document-meta>
</file>